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2025-10-17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2025-05-06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2024-10-10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2024-04-30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2024-04-05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2023-10-10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2023-04-07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2022-10-12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2022-04-04 2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2021-10-0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2021-04-19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2020-11-17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2020-04-09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2019-03-2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2018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2017-04-06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2016-03-16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2015-03-18 0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2014-04-11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2013-04-24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2012-03-1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2011-03-15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2010-03-12 1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2009-03-03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2008-03-18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2007-03-08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2006-04-04 1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2005-03-08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2004-03-03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2003-10-14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2003-03-24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2002-03-05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2000-02-25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98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96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94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9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90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89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88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87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8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85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84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83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82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81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8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79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78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7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7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75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74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73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72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72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72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71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71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70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70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67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67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67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66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66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6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66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6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66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66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65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65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65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65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65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65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65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65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64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64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6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63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63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62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62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62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61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61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61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60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60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59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59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58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58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58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5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901091564601</text:p>
          </table:table-cell>
          <table:table-cell office:value-type="string" calcext:value-type="string">
            <text:p>07S08W06BAA1</text:p>
          </table:table-cell>
          <table:table-cell office:value-type="string" calcext:value-type="string">
            <text:p>1957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42" meta:object-count="0"/>
    <meta:user-defined meta:name="AppVersion">3.0</meta:user-defined>
  </office:meta>
</office:document-meta>
</file>